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1.905cm" fo:break-before="auto" style:use-optimal-row-height="true"/>
    </style:style>
    <style:style style:name="ro4" style:family="table-row">
      <style:table-row-properties style:row-height="3.404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0.953cm" fo:break-before="auto" style:use-optimal-row-height="true"/>
    </style:style>
    <style:style style:name="ro7" style:family="table-row">
      <style:table-row-properties style:row-height="1.976cm" fo:break-before="auto" style:use-optimal-row-height="true"/>
    </style:style>
    <style:style style:name="ro8" style:family="table-row">
      <style:table-row-properties style:row-height="3.881cm" fo:break-before="auto" style:use-optimal-row-height="true"/>
    </style:style>
    <style:style style:name="ro9" style:family="table-row">
      <style:table-row-properties style:row-height="1.429cm" fo:break-before="auto" style:use-optimal-row-height="true"/>
    </style:style>
    <style:style style:name="ro10" style:family="table-row">
      <style:table-row-properties style:row-height="2.928cm" fo:break-before="auto" style:use-optimal-row-height="true"/>
    </style:style>
    <style:style style:name="ro11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白石紀子</text:p>
          </table:table-cell>
          <table:table-cell/>
        </table:table-row>
        <table:table-row table:style-name="ro1">
          <table:table-cell office:value-type="string">
            <text:p>片山昭吾</text:p>
          </table:table-cell>
          <table:table-cell/>
        </table:table-row>
        <table:table-row table:style-name="ro1">
          <table:table-cell office:value-type="string">
            <text:p>三上孝夫</text:p>
          </table:table-cell>
          <table:table-cell/>
        </table:table-row>
        <table:table-row table:style-name="ro1">
          <table:table-cell office:value-type="string">
            <text:p>井原治郎</text:p>
          </table:table-cell>
          <table:table-cell/>
        </table:table-row>
        <table:table-row table:style-name="ro1">
          <table:table-cell office:value-type="string">
            <text:p>野々山春子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1">
          <table:table-cell office:value-type="string">
            <text:p>串カツ屋</text:p>
          </table:table-cell>
          <table:table-cell/>
        </table:table-row>
        <table:table-row table:style-name="ro1">
          <table:table-cell office:value-type="string">
            <text:p>柳田まさと</text:p>
          </table:table-cell>
          <table:table-cell/>
        </table:table-row>
        <table:table-row table:style-name="ro1">
          <table:table-cell office:value-type="string">
            <text:p>黒崎竜介</text:p>
          </table:table-cell>
          <table:table-cell/>
        </table:table-row>
        <table:table-row table:style-name="ro1">
          <table:table-cell office:value-type="string">
            <text:p>美沢ゆき</text:p>
          </table:table-cell>
          <table:table-cell/>
        </table:table-row>
        <table:table-row table:style-name="ro1">
          <table:table-cell office:value-type="string">
            <text:p>沙織</text:p>
          </table:table-cell>
          <table:table-cell/>
        </table:table-row>
        <table:table-row table:style-name="ro1">
          <table:table-cell office:value-type="string">
            <text:p>榎本澄雄</text:p>
          </table:table-cell>
          <table:table-cell/>
        </table:table-row>
        <table:table-row table:style-name="ro1">
          <table:table-cell office:value-type="string">
            <text:p>静香</text:p>
          </table:table-cell>
          <table:table-cell/>
        </table:table-row>
        <table:table-row table:style-name="ro1">
          <table:table-cell office:value-type="string">
            <text:p>直美</text:p>
          </table:table-cell>
          <table:table-cell/>
        </table:table-row>
        <table:table-row table:style-name="ro1">
          <table:table-cell office:value-type="string">
            <text:p>支配人</text:p>
          </table:table-cell>
          <table:table-cell/>
        </table:table-row>
        <table:table-row table:style-name="ro1">
          <table:table-cell office:value-type="string">
            <text:p>桂木綾</text:p>
          </table:table-cell>
          <table:table-cell/>
        </table:table-row>
        <table:table-row table:style-name="ro1">
          <table:table-cell office:value-type="string">
            <text:p>朝倉徹</text:p>
          </table:table-cell>
          <table:table-cell/>
        </table:table-row>
        <table:table-row table:style-name="ro1">
          <table:table-cell office:value-type="string">
            <text:p>岩田</text:p>
          </table:table-cell>
          <table:table-cell/>
        </table:table-row>
        <table:table-row table:style-name="ro1">
          <table:table-cell office:value-type="string">
            <text:p>渡会</text:p>
          </table:table-cell>
          <table:table-cell/>
        </table:table-row>
        <table:table-row table:style-name="ro1">
          <table:table-cell office:value-type="string">
            <text:p>被害者</text:p>
          </table:table-cell>
          <table:table-cell/>
        </table:table-row>
        <table:table-row table:style-name="ro1">
          <table:table-cell office:value-type="string">
            <text:p>加納早苗</text:p>
          </table:table-cell>
          <table:table-cell/>
        </table:table-row>
        <table:table-row table:style-name="ro1">
          <table:table-cell office:value-type="string">
            <text:p>銀玉仮面</text:p>
          </table:table-cell>
          <table:table-cell/>
        </table:table-row>
        <table:table-row table:style-name="ro1">
          <table:table-cell office:value-type="string">
            <text:p>夢路</text:p>
          </table:table-cell>
          <table:table-cell/>
        </table:table-row>
        <table:table-row table:style-name="ro1">
          <table:table-cell office:value-type="string">
            <text:p>虎牙</text:p>
          </table:table-cell>
          <table:table-cell/>
        </table:table-row>
        <table:table-row table:style-name="ro1">
          <table:table-cell office:value-type="string">
            <text:p>大八</text:p>
          </table:table-cell>
          <table:table-cell/>
        </table:table-row>
        <table:table-row table:style-name="ro1">
          <table:table-cell office:value-type="string">
            <text:p>千尋</text:p>
          </table:table-cell>
          <table:table-cell/>
        </table:table-row>
        <table:table-row table:style-name="ro1">
          <table:table-cell office:value-type="string">
            <text:p>茜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1">
          <table:table-cell office:value-type="string">
            <text:p>アズマ</text:p>
          </table:table-cell>
          <table:table-cell/>
        </table:table-row>
        <table:table-row table:style-name="ro1">
          <table:table-cell office:value-type="string">
            <text:p>パチパラ町</text:p>
          </table:table-cell>
          <table:table-cell/>
        </table:table-row>
        <table:table-row table:style-name="ro1">
          <table:table-cell office:value-type="string">
            <text:p>パチプロとしての腕を磨くため、全国を旅している若者。</text:p>
          </table:table-cell>
          <table:table-cell/>
        </table:table-row>
        <table:table-row table:style-name="ro2">
          <table:table-cell office:value-type="string">
            <text:p>パチプロとしての腕を磨くため、全国を旅している若者。</text:p>
            <text:p>たまたま立ち寄った「パチパラ町」で事件に巻き込まれた。</text:p>
          </table:table-cell>
          <table:table-cell/>
        </table:table-row>
        <table:table-row table:style-name="ro2">
          <table:table-cell office:value-type="string">
            <text:p>パチプロとしての腕を磨くため、全国を旅している若者。</text:p>
            <text:p>たまたま立ち寄った「パチパラ町」で事件に巻き込まれた。</text:p>
          </table:table-cell>
          <table:table-cell/>
        </table:table-row>
        <table:table-row table:style-name="ro2">
          <table:table-cell office:value-type="string">
            <text:p>パチプロとしての腕を磨くため、全国を旅している若者。</text:p>
            <text:p>たまたま立ち寄った「パチパラ町」で事件に巻き込まれた。</text:p>
          </table:table-cell>
          <table:table-cell/>
        </table:table-row>
        <table:table-row table:style-name="ro2">
          <table:table-cell office:value-type="string">
            <text:p>パチプロとしての腕を磨くため、全国を旅している若者。</text:p>
            <text:p>たまたま立ち寄った「パチパラ町」で事件に巻き込まれた。</text:p>
          </table:table-cell>
          <table:table-cell/>
        </table:table-row>
        <table:table-row table:style-name="ro2">
          <table:table-cell office:value-type="string">
            <text:p>銀玉会館で死体とともに倒れていた女。</text:p>
            <text:p>事件の時に頭を強く打ち記憶を失っている。</text:p>
          </table:table-cell>
          <table:table-cell/>
        </table:table-row>
        <table:table-row table:style-name="ro3">
          <table:table-cell office:value-type="string">
            <text:p>銀玉会館で死体とともに倒れていた女。</text:p>
            <text:p>事件の時に頭を強く打ち記憶を失っていた。</text:p>
            <text:p>現在は記憶を回復している。</text:p>
            <text:p/>
          </table:table-cell>
          <table:table-cell/>
        </table:table-row>
        <table:table-row table:style-name="ro4">
          <table:table-cell office:value-type="string">
            <text:p>銀玉会館で死体とともに</text:p>
            <text:p>倒れていた女。</text:p>
            <text:p>事件の時に頭を強く打ち</text:p>
            <text:p>記憶を失っていた。</text:p>
            <text:p>現在は、記憶を回復している。</text:p>
            <text:p>$pと</text:p>
            <text:p>同居生活を営んでいる。</text:p>
          </table:table-cell>
          <table:table-cell/>
        </table:table-row>
        <table:table-row table:style-name="ro4">
          <table:table-cell office:value-type="string">
            <text:p>銀玉会館で死体とともに</text:p>
            <text:p>倒れていた女。</text:p>
            <text:p>事件の時に頭を強く打ち</text:p>
            <text:p>記憶を失っていた。</text:p>
            <text:p>現在は、記憶を回復している。</text:p>
            <text:p>$pと</text:p>
            <text:p>同居生活を営んでいる。</text:p>
          </table:table-cell>
          <table:table-cell/>
        </table:table-row>
        <table:table-row table:style-name="ro4">
          <table:table-cell office:value-type="string">
            <text:p>銀玉会館で死体とともに</text:p>
            <text:p>倒れていた女。</text:p>
            <text:p>事件の時に頭を強く打ち</text:p>
            <text:p>記憶を失っていた。</text:p>
            <text:p>現在は、記憶を回復している。</text:p>
            <text:p>$pと</text:p>
            <text:p>同居生活を営んでいる。</text:p>
          </table:table-cell>
          <table:table-cell/>
        </table:table-row>
        <table:table-row table:style-name="ro1">
          <table:table-cell office:value-type="string">
            <text:p>パチパラ町交番に勤務する警察官。</text:p>
          </table:table-cell>
          <table:table-cell/>
        </table:table-row>
        <table:table-row table:style-name="ro5">
          <table:table-cell office:value-type="string">
            <text:p>パチパラ町交番に勤務する警察官。</text:p>
            <text:p>$pと</text:p>
            <text:p>同居生活を営んでいる。</text:p>
          </table:table-cell>
          <table:table-cell/>
        </table:table-row>
        <table:table-row table:style-name="ro5">
          <table:table-cell office:value-type="string">
            <text:p>パチパラ町交番に勤務する警察官。</text:p>
            <text:p>$pと</text:p>
            <text:p>同居生活を営んでいる。</text:p>
          </table:table-cell>
          <table:table-cell/>
        </table:table-row>
        <table:table-row table:style-name="ro5">
          <table:table-cell office:value-type="string">
            <text:p>パチパラ町交番に勤務する警察官。</text:p>
            <text:p>$pと</text:p>
            <text:p>同居生活を営んでいる。</text:p>
          </table:table-cell>
          <table:table-cell/>
        </table:table-row>
        <table:table-row table:style-name="ro5">
          <table:table-cell office:value-type="string">
            <text:p>パチパラ町交番に勤務する警察官。</text:p>
            <text:p>$pと</text:p>
            <text:p>同居生活を営んでいる。</text:p>
          </table:table-cell>
          <table:table-cell/>
        </table:table-row>
        <table:table-row table:style-name="ro6">
          <table:table-cell office:value-type="string">
            <text:p>本庁の捜査一課に勤務する刑事。</text:p>
            <text:p/>
          </table:table-cell>
          <table:table-cell/>
        </table:table-row>
        <table:table-row table:style-name="ro6">
          <table:table-cell office:value-type="string">
            <text:p>本庁の捜査一課に勤務する刑事。</text:p>
            <text:p/>
          </table:table-cell>
          <table:table-cell/>
        </table:table-row>
        <table:table-row table:style-name="ro6">
          <table:table-cell office:value-type="string">
            <text:p>本庁の捜査一課に勤務する刑事。</text:p>
            <text:p/>
          </table:table-cell>
          <table:table-cell/>
        </table:table-row>
        <table:table-row table:style-name="ro6">
          <table:table-cell office:value-type="string">
            <text:p>本庁の捜査一課に勤務する刑事。</text:p>
            <text:p/>
          </table:table-cell>
          <table:table-cell/>
        </table:table-row>
        <table:table-row table:style-name="ro6">
          <table:table-cell office:value-type="string">
            <text:p>本庁の捜査一課に勤務する刑事。</text:p>
            <text:p/>
          </table:table-cell>
          <table:table-cell/>
        </table:table-row>
        <table:table-row table:style-name="ro1">
          <table:table-cell office:value-type="string">
            <text:p>パチパラ町に診療所を構える老医師。</text:p>
          </table:table-cell>
          <table:table-cell/>
        </table:table-row>
        <table:table-row table:style-name="ro7">
          <table:table-cell office:value-type="string">
            <text:p>パチパラ町に診療所を構</text:p>
            <text:p>える老医師。</text:p>
            <text:p>岩田の凶悪な立ち退き交</text:p>
            <text:p>涉から町を守るため、この殺害を画策した。</text:p>
          </table:table-cell>
          <table:table-cell/>
        </table:table-row>
        <table:table-row table:style-name="ro7">
          <table:table-cell office:value-type="string">
            <text:p>パチパラ町に診療所を構</text:p>
            <text:p>える老医師。</text:p>
            <text:p>岩田の凶悪な立ち退き交</text:p>
            <text:p>涉から町を守るため、この殺害を画策した。</text:p>
          </table:table-cell>
          <table:table-cell/>
        </table:table-row>
        <table:table-row table:style-name="ro7">
          <table:table-cell office:value-type="string">
            <text:p>パチパラ町に診療所を構</text:p>
            <text:p>える老医師。</text:p>
            <text:p>岩田の凶悪な立ち退き交</text:p>
            <text:p>涉から町を守るため、この殺害を画策した。</text:p>
          </table:table-cell>
          <table:table-cell/>
        </table:table-row>
        <table:table-row table:style-name="ro7">
          <table:table-cell office:value-type="string">
            <text:p>パチパラ町に診療所を構</text:p>
            <text:p>える老医師。</text:p>
            <text:p>岩田の凶悪な立ち退き交</text:p>
            <text:p>涉から町を守るため、この殺害を画策した。</text:p>
          </table:table-cell>
          <table:table-cell/>
        </table:table-row>
        <table:table-row table:style-name="ro2">
          <table:table-cell office:value-type="string">
            <text:p>銀玉会館の店長。</text:p>
            <text:p>$puを殺人犯として交番に通報した。</text:p>
          </table:table-cell>
          <table:table-cell/>
        </table:table-row>
        <table:table-row table:style-name="ro5">
          <table:table-cell office:value-type="string">
            <text:p>銀玉会館の店長。</text:p>
            <text:p>$puを殺人犯として交番に通報した。</text:p>
            <text:p>パチパラ町を守るため、井原に協力した。</text:p>
          </table:table-cell>
          <table:table-cell/>
        </table:table-row>
        <table:table-row table:style-name="ro5">
          <table:table-cell office:value-type="string">
            <text:p>銀玉会館の店長。</text:p>
            <text:p>$puを殺人犯として交番に通報した。</text:p>
            <text:p>パチパラ町を守るため、井原に協力した。</text:p>
          </table:table-cell>
          <table:table-cell/>
        </table:table-row>
        <table:table-row table:style-name="ro5">
          <table:table-cell office:value-type="string">
            <text:p>銀玉会館の店長。</text:p>
            <text:p>$puを殺人犯として交番に通報した。</text:p>
            <text:p>パチパラ町を守るため、井原に協力した。</text:p>
          </table:table-cell>
          <table:table-cell/>
        </table:table-row>
        <table:table-row table:style-name="ro5">
          <table:table-cell office:value-type="string">
            <text:p>銀玉会館の店長。</text:p>
            <text:p>$puを殺人犯として交番に通報した。</text:p>
            <text:p>パチパラ町を守るため、井原に協力した。</text:p>
          </table:table-cell>
          <table:table-cell/>
        </table:table-row>
        <table:table-row table:style-name="ro2">
          <table:table-cell office:value-type="string">
            <text:p>タバコ屋「はしもと」の</text:p>
            <text:p>娘。中学３年生。親友は釣り具屋の娘カンナ。</text:p>
          </table:table-cell>
          <table:table-cell/>
        </table:table-row>
        <table:table-row table:style-name="ro2">
          <table:table-cell office:value-type="string">
            <text:p>タバコ屋「はしもと」の</text:p>
            <text:p>娘。中学４年生。親友は釣り具屋の娘カンナ。</text:p>
          </table:table-cell>
          <table:table-cell/>
        </table:table-row>
        <table:table-row table:style-name="ro2">
          <table:table-cell office:value-type="string">
            <text:p>タバコ屋「はしもと」の</text:p>
            <text:p>娘。中学５年生。親友は釣り具屋の娘カンナ。</text:p>
          </table:table-cell>
          <table:table-cell/>
        </table:table-row>
        <table:table-row table:style-name="ro2">
          <table:table-cell office:value-type="string">
            <text:p>タバコ屋「はしもと」の</text:p>
            <text:p>娘。中学６年生。親友は釣り具屋の娘カンナ。</text:p>
          </table:table-cell>
          <table:table-cell/>
        </table:table-row>
        <table:table-row table:style-name="ro2">
          <table:table-cell office:value-type="string">
            <text:p>タバコ屋「はしもと」の</text:p>
            <text:p>娘。中学７年生。親友は釣り具屋の娘カンナ。</text:p>
          </table:table-cell>
          <table:table-cell/>
        </table:table-row>
        <table:table-row table:style-name="ro2">
          <table:table-cell office:value-type="string">
            <text:p>パチパラ町の串カツ屋、</text:p>
            <text:p>「串銀」の店主。本名 沼尻辰男</text:p>
          </table:table-cell>
          <table:table-cell/>
        </table:table-row>
        <table:table-row table:style-name="ro5">
          <table:table-cell office:value-type="string">
            <text:p>パチパラ町の串カツ屋、</text:p>
            <text:p>「串銀」の店主。</text:p>
            <text:p>井原とともに新川殺害の実行犯となる。</text:p>
          </table:table-cell>
          <table:table-cell/>
        </table:table-row>
        <table:table-row table:style-name="ro8">
          <table:table-cell office:value-type="string">
            <text:p>パチパラ町の串カツ屋、</text:p>
            <text:p>「串銀」の店主。</text:p>
            <text:p>井原とともに新川殺害の</text:p>
            <text:p>実行犯となる。また犯行</text:p>
            <text:p>後、逃走するところを柳</text:p>
            <text:p>田に目擊されており、</text:p>
            <text:p>証拠隠滅のため柳田を</text:p>
            <text:p>殺害している。</text:p>
          </table:table-cell>
          <table:table-cell/>
        </table:table-row>
        <table:table-row table:style-name="ro8">
          <table:table-cell office:value-type="string">
            <text:p>パチパラ町の串カツ屋、</text:p>
            <text:p>「串銀」の店主。</text:p>
            <text:p>井原とともに新川殺害の</text:p>
            <text:p>実行犯となる。また犯行</text:p>
            <text:p>後、逃走するところを柳</text:p>
            <text:p>田に目擊されており、</text:p>
            <text:p>証拠隠滅のため柳田を</text:p>
            <text:p>殺害している。</text:p>
          </table:table-cell>
          <table:table-cell/>
        </table:table-row>
        <table:table-row table:style-name="ro8">
          <table:table-cell office:value-type="string">
            <text:p>パチパラ町の串カツ屋、</text:p>
            <text:p>「串銀」の店主。</text:p>
            <text:p>井原とともに新川殺害の</text:p>
            <text:p>実行犯となる。また犯行</text:p>
            <text:p>後、逃走するところを柳</text:p>
            <text:p>田に目擊されており、</text:p>
            <text:p>証拠隠滅のため柳田を</text:p>
            <text:p>殺害している。</text:p>
          </table:table-cell>
          <table:table-cell/>
        </table:table-row>
        <table:table-row table:style-name="ro3">
          <table:table-cell office:value-type="string">
            <text:p>大海町の公園で早朝行わ</text:p>
            <text:p>れている、ラジオ体操の</text:p>
            <text:p>指導員。</text:p>
            <text:p/>
          </table:table-cell>
          <table:table-cell/>
        </table:table-row>
        <table:table-row table:style-name="ro7">
          <table:table-cell office:value-type="string">
            <text:p>大海町の公園で早朝行わ</text:p>
            <text:p>れている、ラジオ体操の</text:p>
            <text:p>指導員。</text:p>
            <text:p>大海公園の木に首を吊って自殺した。</text:p>
          </table:table-cell>
          <table:table-cell/>
        </table:table-row>
        <table:table-row table:style-name="ro7">
          <table:table-cell office:value-type="string">
            <text:p>大海町の公園で早朝行わ</text:p>
            <text:p>れている、ラジオ体操の</text:p>
            <text:p>指導員。</text:p>
            <text:p>串カツ屋の沼尻に殺され、自殺をしているように偽装された。</text:p>
          </table:table-cell>
          <table:table-cell/>
        </table:table-row>
        <table:table-row table:style-name="ro7">
          <table:table-cell office:value-type="string">
            <text:p>大海町の公園で早朝行わ</text:p>
            <text:p>れている、ラジオ体操の</text:p>
            <text:p>指導員。</text:p>
            <text:p>串カツ屋の沼尻に殺され、自殺をしているように偽装された。</text:p>
          </table:table-cell>
          <table:table-cell/>
        </table:table-row>
        <table:table-row table:style-name="ro7">
          <table:table-cell office:value-type="string">
            <text:p>大海町の公園で早朝行わ</text:p>
            <text:p>れている、ラジオ体操の</text:p>
            <text:p>指導員。</text:p>
            <text:p>串カツ屋の沼尻に殺され、自殺をしているように偽装された。</text:p>
          </table:table-cell>
          <table:table-cell/>
        </table:table-row>
        <table:table-row table:style-name="ro9">
          <table:table-cell office:value-type="string">
            <text:p>大海町のパチンコ店</text:p>
            <text:p>「ベリーラッキー」でアルバイトをしているプロボクサー。</text:p>
            <text:p/>
          </table:table-cell>
          <table:table-cell/>
        </table:table-row>
        <table:table-row table:style-name="ro7">
          <table:table-cell office:value-type="string">
            <text:p>大海町のパチンコ店</text:p>
            <text:p>「ベリーラッキー」でアルバイトをしているプロボクサー。</text:p>
            <text:p>$pと</text:p>
            <text:p>同居生活を営んでいる。</text:p>
          </table:table-cell>
          <table:table-cell/>
        </table:table-row>
        <table:table-row table:style-name="ro7">
          <table:table-cell office:value-type="string">
            <text:p>大海町のパチンコ店</text:p>
            <text:p>「ベリーラッキー」でアルバイトをしているプロボクサー。</text:p>
            <text:p>$pと</text:p>
            <text:p>同居生活を営んでいる。</text:p>
          </table:table-cell>
          <table:table-cell/>
        </table:table-row>
        <table:table-row table:style-name="ro7">
          <table:table-cell office:value-type="string">
            <text:p>大海町のパチンコ店</text:p>
            <text:p>「ベリーラッキー」でアルバイトをしているプロボクサー。</text:p>
            <text:p>$pと</text:p>
            <text:p>同居生活を営んでいる。</text:p>
          </table:table-cell>
          <table:table-cell/>
        </table:table-row>
        <table:table-row table:style-name="ro7">
          <table:table-cell office:value-type="string">
            <text:p>大海町のパチンコ店</text:p>
            <text:p>「ベリーラッキー」でアルバイトをしているプロボクサー。</text:p>
            <text:p>$pと</text:p>
            <text:p>同居生活を営んでいる。</text:p>
          </table:table-cell>
          <table:table-cell/>
        </table:table-row>
        <table:table-row table:style-name="ro2">
          <table:table-cell office:value-type="string">
            <text:p>大海町のパチンコ店</text:p>
            <text:p>「ベリーラッキー」で慟いている若い女。</text:p>
          </table:table-cell>
          <table:table-cell/>
        </table:table-row>
        <table:table-row table:style-name="ro7">
          <table:table-cell office:value-type="string">
            <text:p>大海町のパチンコ店</text:p>
            <text:p>「ベリーラッキー」で慟いている若い女。</text:p>
            <text:p>$pと</text:p>
            <text:p>同居生活を営んでいる。</text:p>
          </table:table-cell>
          <table:table-cell/>
        </table:table-row>
        <table:table-row table:style-name="ro7">
          <table:table-cell office:value-type="string">
            <text:p>大海町のパチンコ店</text:p>
            <text:p>「ベリーラッキー」で慟いている若い女。</text:p>
            <text:p>$pと</text:p>
            <text:p>同居生活を営んでいる。</text:p>
          </table:table-cell>
          <table:table-cell/>
        </table:table-row>
        <table:table-row table:style-name="ro7">
          <table:table-cell office:value-type="string">
            <text:p>大海町のパチンコ店</text:p>
            <text:p>「ベリーラッキー」で慟いている若い女。</text:p>
            <text:p>$pと</text:p>
            <text:p>同居生活を営んでいる。</text:p>
          </table:table-cell>
          <table:table-cell/>
        </table:table-row>
        <table:table-row table:style-name="ro7">
          <table:table-cell office:value-type="string">
            <text:p>大海町のパチンコ店</text:p>
            <text:p>「ベリーラッキー」で慟いている若い女。</text:p>
            <text:p>$pと</text:p>
            <text:p>同居生活を営んでいる。</text:p>
          </table:table-cell>
          <table:table-cell/>
        </table:table-row>
        <table:table-row table:style-name="ro2">
          <table:table-cell office:value-type="string">
            <text:p>「ベリーラッキー」の女性店員。</text:p>
            <text:p>柳田が思い慕っていた女。</text:p>
          </table:table-cell>
          <table:table-cell/>
        </table:table-row>
        <table:table-row table:style-name="ro2">
          <table:table-cell office:value-type="string">
            <text:p>「ベリーラッキー」の女性店員。</text:p>
            <text:p>柳田が思い慕っていた女。彼女も柳田の事を想っていたらしい。</text:p>
          </table:table-cell>
          <table:table-cell/>
        </table:table-row>
        <table:table-row table:style-name="ro2">
          <table:table-cell office:value-type="string">
            <text:p>「ベリーラッキー」の女性店員。</text:p>
            <text:p>柳田が思い慕っていた女。彼女も柳田の事を想っていたらしい。</text:p>
          </table:table-cell>
          <table:table-cell/>
        </table:table-row>
        <table:table-row table:style-name="ro2">
          <table:table-cell office:value-type="string">
            <text:p>「ベリーラッキー」の女性店員。</text:p>
            <text:p>柳田が思い慕っていた女。彼女も柳田の事を想っていたらしい。</text:p>
          </table:table-cell>
          <table:table-cell/>
        </table:table-row>
        <table:table-row table:style-name="ro2">
          <table:table-cell office:value-type="string">
            <text:p>「ベリーラッキー」の女性店員。</text:p>
            <text:p>柳田が思い慕っていた女。彼女も柳田の事を想っていたらしい。</text:p>
          </table:table-cell>
          <table:table-cell/>
        </table:table-row>
        <table:table-row table:style-name="ro6">
          <table:table-cell office:value-type="string">
            <text:p>大海町の寿司屋「えの鮨」の店主。</text:p>
            <text:p/>
          </table:table-cell>
          <table:table-cell/>
        </table:table-row>
        <table:table-row table:style-name="ro2">
          <table:table-cell office:value-type="string">
            <text:p>大海町の寿司屋「えの鮨」の店主。</text:p>
            <text:p>妻带者だが、ホステスの静香のアパートに出入りしている。</text:p>
          </table:table-cell>
          <table:table-cell/>
        </table:table-row>
        <table:table-row table:style-name="ro5">
          <table:table-cell office:value-type="string">
            <text:p>大海町の寿司屋「えの鮨」の店主。</text:p>
            <text:p>妻带者だが、ホステスの静香のアパートに出入りしている。</text:p>
            <text:p>現在失çHしている。</text:p>
          </table:table-cell>
          <table:table-cell/>
        </table:table-row>
        <table:table-row table:style-name="ro5">
          <table:table-cell office:value-type="string">
            <text:p>大海町の寿司屋「えの鮨」の店主。</text:p>
            <text:p>妻带者だが、ホステスの静香のアパートに出入りしている。</text:p>
            <text:p>失çHしていたが、他殺体で発見される。犯人は土地ブローカーの岩田。</text:p>
          </table:table-cell>
          <table:table-cell/>
        </table:table-row>
        <table:table-row table:style-name="ro5">
          <table:table-cell office:value-type="string">
            <text:p>大海町の寿司屋「えの鮨」の店主。</text:p>
            <text:p>妻带者だが、ホステスの静香のアパートに出入りしている。</text:p>
            <text:p>失çHしていたが、他殺体で発見される。犯人は土地ブローカーの岩田。</text:p>
          </table:table-cell>
          <table:table-cell/>
        </table:table-row>
        <table:table-row table:style-name="ro1">
          <table:table-cell office:value-type="string">
            <text:p>大海町のアパート、メゾン大海の住人。</text:p>
          </table:table-cell>
          <table:table-cell/>
        </table:table-row>
        <table:table-row table:style-name="ro9">
          <table:table-cell office:value-type="string">
            <text:p>メゾン大海の住人。出玉町の高級クラブ「女豹」のホステス。$pの隣の部屋に住んでいた。</text:p>
            <text:p>早朝、自室の中で死んでいるところを$pによって発見される。</text:p>
            <text:p/>
          </table:table-cell>
          <table:table-cell/>
        </table:table-row>
        <table:table-row table:style-name="ro5">
          <table:table-cell office:value-type="string">
            <text:p>メゾン大海の住人。出玉町の高級クラブ「女豹」のホステス。$pの隣の部屋に住んでいた。</text:p>
            <text:p>早朝、自室の中で死んでいるところを$pによって発見される。</text:p>
            <text:p>「女豹」では元Ｎｏ．１ホステスであった。</text:p>
          </table:table-cell>
          <table:table-cell/>
        </table:table-row>
        <table:table-row table:style-name="ro7">
          <table:table-cell office:value-type="string">
            <text:p>メゾン大海の住人。出玉町の高級クラブ「女豹」のホステス。$pの隣の部屋に住んでいた。</text:p>
            <text:p>早朝、自室の中で死んでいるところを$pによって発見される。</text:p>
            <text:p>「女豹」では元Ｎｏ．１ホステスであった。</text:p>
            <text:p>同僚の直美と親しかった。</text:p>
          </table:table-cell>
          <table:table-cell/>
        </table:table-row>
        <table:table-row table:style-name="ro7">
          <table:table-cell office:value-type="string">
            <text:p>メゾン大海の住人。出玉町の高級クラブ「女豹」のホステス。$pの隣の部屋に住んでいた。</text:p>
            <text:p>早朝、自室の中で死んでいるところを$pによって発見される。</text:p>
            <text:p>「女豹」では元Ｎｏ．１ホステスであった。</text:p>
            <text:p>同僚の直美と親しかった。</text:p>
          </table:table-cell>
          <table:table-cell/>
        </table:table-row>
        <table:table-row table:style-name="ro1">
          <table:table-cell office:value-type="string">
            <text:p>クラブ「女豹」の新米ホステス。</text:p>
          </table:table-cell>
          <table:table-cell/>
        </table:table-row>
        <table:table-row table:style-name="ro2">
          <table:table-cell office:value-type="string">
            <text:p>クラブ「女豹」の新米ホステス。パチパラ町出身。</text:p>
            <text:p>静香とは同鄉出身者として会話があったという。</text:p>
          </table:table-cell>
          <table:table-cell/>
        </table:table-row>
        <table:table-row table:style-name="ro2">
          <table:table-cell office:value-type="string">
            <text:p>クラブ「女豹」の新米ホステス。パチパラ町出身。</text:p>
            <text:p>静香とは同鄉出身者として会話があったという。</text:p>
          </table:table-cell>
          <table:table-cell/>
        </table:table-row>
        <table:table-row table:style-name="ro2">
          <table:table-cell office:value-type="string">
            <text:p>クラブ「女豹」の新米ホステス。パチパラ町出身。</text:p>
            <text:p>静香とは同鄉出身者として会話があったという。</text:p>
          </table:table-cell>
          <table:table-cell/>
        </table:table-row>
        <table:table-row table:style-name="ro2">
          <table:table-cell office:value-type="string">
            <text:p>クラブ「女豹」の新米ホステス。パチパラ町出身。</text:p>
            <text:p>静香とは同鄉出身者として会話があったという。</text:p>
          </table:table-cell>
          <table:table-cell/>
        </table:table-row>
        <table:table-row table:style-name="ro5">
          <table:table-cell office:value-type="string">
            <text:p>出玉町の地下パチンコ店</text:p>
            <text:p>「シルバームーン」の支配人。通称「マダム」と呼ばれている。</text:p>
            <text:p>本姓は西川。</text:p>
          </table:table-cell>
          <table:table-cell/>
        </table:table-row>
        <table:table-row table:style-name="ro7">
          <table:table-cell office:value-type="string">
            <text:p>出玉町の地下パチンコ店</text:p>
            <text:p>「シルバームーン」の支配人。通称「マダム」と呼ばれている。</text:p>
            <text:p>本姓は西川。</text:p>
            <text:p>$pに岩田の情報を教える。</text:p>
          </table:table-cell>
          <table:table-cell/>
        </table:table-row>
        <table:table-row table:style-name="ro7">
          <table:table-cell office:value-type="string">
            <text:p>出玉町の地下パチンコ店</text:p>
            <text:p>「シルバームーン」の支配人。通称「マダム」と呼ばれている。</text:p>
            <text:p>本姓は西川。</text:p>
            <text:p>$pに岩田の情報を教える。</text:p>
          </table:table-cell>
          <table:table-cell/>
        </table:table-row>
        <table:table-row table:style-name="ro7">
          <table:table-cell office:value-type="string">
            <text:p>出玉町の地下パチンコ店</text:p>
            <text:p>「シルバームーン」の支配人。通称「マダム」と呼ばれている。</text:p>
            <text:p>本姓は西川。</text:p>
            <text:p>$pに岩田の情報を教える。</text:p>
          </table:table-cell>
          <table:table-cell/>
        </table:table-row>
        <table:table-row table:style-name="ro7">
          <table:table-cell office:value-type="string">
            <text:p>出玉町の地下パチンコ店</text:p>
            <text:p>「シルバームーン」の支配人。通称「マダム」と呼ばれている。</text:p>
            <text:p>本姓は西川。</text:p>
            <text:p>$pに岩田の情報を教える。</text:p>
          </table:table-cell>
          <table:table-cell/>
        </table:table-row>
        <table:table-row table:style-name="ro9">
          <table:table-cell office:value-type="string">
            <text:p>出玉町にある地下パチン</text:p>
            <text:p>コ店「シルバームーン」の敏腕マネージャー。</text:p>
            <text:p/>
          </table:table-cell>
          <table:table-cell/>
        </table:table-row>
        <table:table-row table:style-name="ro7">
          <table:table-cell office:value-type="string">
            <text:p>出玉町にある地下パチン</text:p>
            <text:p>コ店「シルバームーン」の敏腕マネージャー。</text:p>
            <text:p>彼女自身なうてのパチプロであり、パチプロ必殺技</text:p>
            <text:p>「運命の風車」を使う。</text:p>
          </table:table-cell>
          <table:table-cell/>
        </table:table-row>
        <table:table-row table:style-name="ro10">
          <table:table-cell office:value-type="string">
            <text:p>出玉町にある地下パチン</text:p>
            <text:p>コ店「シルバームーン」の敏腕マネージャー。</text:p>
            <text:p>彼女自身なうてのパチプロであり、パチプロ必殺技</text:p>
            <text:p>「運命の風車」を使う。</text:p>
            <text:p>$pと</text:p>
            <text:p>同居生活を営んでいる。</text:p>
          </table:table-cell>
          <table:table-cell/>
        </table:table-row>
        <table:table-row table:style-name="ro10">
          <table:table-cell office:value-type="string">
            <text:p>出玉町にある地下パチン</text:p>
            <text:p>コ店「シルバームーン」の敏腕マネージャー。</text:p>
            <text:p>彼女自身なうてのパチプロであり、パチプロ必殺技</text:p>
            <text:p>「運命の風車」を使う。</text:p>
            <text:p>$pと</text:p>
            <text:p>同居生活を営んでいる。</text:p>
          </table:table-cell>
          <table:table-cell/>
        </table:table-row>
        <table:table-row table:style-name="ro10">
          <table:table-cell office:value-type="string">
            <text:p>出玉町にある地下パチン</text:p>
            <text:p>コ店「シルバームーン」の敏腕マネージャー。</text:p>
            <text:p>彼女自身なうてのパチプロであり、パチプロ必殺技</text:p>
            <text:p>「運命の風車」を使う。</text:p>
            <text:p>$pと</text:p>
            <text:p>同居生活を営んでいる。</text:p>
          </table:table-cell>
          <table:table-cell/>
        </table:table-row>
        <table:table-row table:style-name="ro2">
          <table:table-cell office:value-type="string">
            <text:p>出玉町の高級中華料理店</text:p>
            <text:p>「竜玉楼」の案内係。仕事中にいつも本を読んでいる。</text:p>
          </table:table-cell>
          <table:table-cell/>
        </table:table-row>
        <table:table-row table:style-name="ro5">
          <table:table-cell office:value-type="string">
            <text:p>出玉町の高級中華料理店</text:p>
            <text:p>「竜玉楼」の案内係。</text:p>
            <text:p>実は大企業の御曹司。</text:p>
          </table:table-cell>
          <table:table-cell/>
        </table:table-row>
        <table:table-row table:style-name="ro7">
          <table:table-cell office:value-type="string">
            <text:p>出玉町の高級中華料理店</text:p>
            <text:p>「竜玉楼」の案内係。</text:p>
            <text:p>実は大企業の御曹司。</text:p>
            <text:p>$pと同居生活を営んでいる。</text:p>
          </table:table-cell>
          <table:table-cell/>
        </table:table-row>
        <table:table-row table:style-name="ro7">
          <table:table-cell office:value-type="string">
            <text:p>出玉町の高級中華料理店</text:p>
            <text:p>「竜玉楼」の案内係。</text:p>
            <text:p>実は大企業の御曹司。</text:p>
            <text:p>$pと同居生活を営んでいる。</text:p>
          </table:table-cell>
          <table:table-cell/>
        </table:table-row>
        <table:table-row table:style-name="ro7">
          <table:table-cell office:value-type="string">
            <text:p>出玉町の高級中華料理店</text:p>
            <text:p>「竜玉楼」の案内係。</text:p>
            <text:p>実は大企業の御曹司。</text:p>
            <text:p>$pと同居生活を営んでいる。</text:p>
          </table:table-cell>
          <table:table-cell/>
        </table:table-row>
        <table:table-row table:style-name="ro1">
          <table:table-cell office:value-type="string">
            <text:p>パチパラ町の土地を狙っていた土地ブローカー。</text:p>
          </table:table-cell>
          <table:table-cell/>
        </table:table-row>
        <table:table-row table:style-name="ro2">
          <table:table-cell office:value-type="string">
            <text:p>パチパラ町の土地を狙っていた土地ブローカー。</text:p>
            <text:p>榎本殺害の犯人。出玉町にある工事現場で死体となって発見される。</text:p>
          </table:table-cell>
          <table:table-cell/>
        </table:table-row>
        <table:table-row table:style-name="ro2">
          <table:table-cell office:value-type="string">
            <text:p>パチパラ町の土地を狙っていた土地ブローカー。</text:p>
            <text:p>榎本殺害の犯人。出玉町にある工事現場で死体となって発見される。</text:p>
          </table:table-cell>
          <table:table-cell/>
        </table:table-row>
        <table:table-row table:style-name="ro2">
          <table:table-cell office:value-type="string">
            <text:p>パチパラ町の土地を狙っていた土地ブローカー。</text:p>
            <text:p>榎本殺害の犯人。出玉町にある工事現場で死体となって発見される。</text:p>
          </table:table-cell>
          <table:table-cell/>
        </table:table-row>
        <table:table-row table:style-name="ro2">
          <table:table-cell office:value-type="string">
            <text:p>パチパラ町の土地を狙っていた土地ブローカー。</text:p>
            <text:p>榎本殺害の犯人。出玉町にある工事現場で死体となって発見される。</text:p>
          </table:table-cell>
          <table:table-cell/>
        </table:table-row>
        <table:table-row table:style-name="ro2">
          <table:table-cell office:value-type="string">
            <text:p>食通として有名な人。</text:p>
            <text:p>いろいろな店を食べ步いている。</text:p>
          </table:table-cell>
          <table:table-cell/>
        </table:table-row>
        <table:table-row table:style-name="ro5">
          <table:table-cell office:value-type="string">
            <text:p>食通として有名な人。</text:p>
            <text:p>いろいろな店を食べ步いていた。</text:p>
            <text:p>その正体は各地の土地を物色する土地ブローカーの岩田だった。</text:p>
          </table:table-cell>
          <table:table-cell/>
        </table:table-row>
        <table:table-row table:style-name="ro5">
          <table:table-cell office:value-type="string">
            <text:p>食通として有名な人。</text:p>
            <text:p>いろいろな店を食べ步いていた。</text:p>
            <text:p>その正体は各地の土地を物色する土地ブローカーの岩田だった。</text:p>
          </table:table-cell>
          <table:table-cell/>
        </table:table-row>
        <table:table-row table:style-name="ro5">
          <table:table-cell office:value-type="string">
            <text:p>食通として有名な人。</text:p>
            <text:p>いろいろな店を食べ步いていた。</text:p>
            <text:p>その正体は各地の土地を物色する土地ブローカーの岩田だった。</text:p>
          </table:table-cell>
          <table:table-cell/>
        </table:table-row>
        <table:table-row table:style-name="ro5">
          <table:table-cell office:value-type="string">
            <text:p>食通として有名な人。</text:p>
            <text:p>いろいろな店を食べ步いていた。</text:p>
            <text:p>その正体は各地の土地を物色する土地ブローカーの岩田だった。</text:p>
          </table:table-cell>
          <table:table-cell/>
        </table:table-row>
        <table:table-row table:style-name="ro1">
          <table:table-cell office:value-type="string">
            <text:p>早朝の銀玉会館で殺されていた男。</text:p>
          </table:table-cell>
          <table:table-cell/>
        </table:table-row>
        <table:table-row table:style-name="ro2">
          <table:table-cell office:value-type="string">
            <text:p>早朝の銀玉会館で殺されていた男。</text:p>
            <text:p>本名は新川直樹</text:p>
          </table:table-cell>
          <table:table-cell/>
        </table:table-row>
        <table:table-row table:style-name="ro2">
          <table:table-cell office:value-type="string">
            <text:p>早朝の銀玉会館で殺されていた男。</text:p>
            <text:p>本名は新川直樹。土地ブローカーの岩田の手下として慟いていた。</text:p>
          </table:table-cell>
          <table:table-cell/>
        </table:table-row>
        <table:table-row table:style-name="ro2">
          <table:table-cell office:value-type="string">
            <text:p>早朝の銀玉会館で殺されていた男。</text:p>
            <text:p>本名は新川直樹。土地ブローカーの岩田の手下として慟いていた。</text:p>
          </table:table-cell>
          <table:table-cell/>
        </table:table-row>
        <table:table-row table:style-name="ro2">
          <table:table-cell office:value-type="string">
            <text:p>早朝の銀玉会館で殺されていた男。</text:p>
            <text:p>本名は新川直樹。土地ブローカーの岩田の手下として慟いていた。</text:p>
          </table:table-cell>
          <table:table-cell/>
        </table:table-row>
        <table:table-row table:style-name="ro1">
          <table:table-cell office:value-type="string">
            <text:p>大海病院の医師。紀子の担当医師。</text:p>
          </table:table-cell>
          <table:table-cell/>
        </table:table-row>
        <table:table-row table:style-name="ro1">
          <table:table-cell office:value-type="string">
            <text:p>大海病院の医師。紀子の担当医師。</text:p>
          </table:table-cell>
          <table:table-cell/>
        </table:table-row>
        <table:table-row table:style-name="ro1">
          <table:table-cell office:value-type="string">
            <text:p>大海病院の医師。紀子の担当医師。</text:p>
          </table:table-cell>
          <table:table-cell/>
        </table:table-row>
        <table:table-row table:style-name="ro1">
          <table:table-cell office:value-type="string">
            <text:p>大海病院の医師。紀子の担当医師。</text:p>
          </table:table-cell>
          <table:table-cell/>
        </table:table-row>
        <table:table-row table:style-name="ro1">
          <table:table-cell office:value-type="string">
            <text:p>大海病院の医師。紀子の担当医師。</text:p>
          </table:table-cell>
          <table:table-cell/>
        </table:table-row>
        <table:table-row table:style-name="ro1">
          <table:table-cell office:value-type="string">
            <text:p>子供たちの間でうわさになっている怪人。実在するのか…？</text:p>
          </table:table-cell>
          <table:table-cell/>
        </table:table-row>
        <table:table-row table:style-name="ro5">
          <table:table-cell office:value-type="string">
            <text:p>子供たちの間でうわさになっていた怪人。</text:p>
            <text:p>樣々な人物が銀玉仮面の仕業に見せかけて事件を起こそうとした。</text:p>
            <text:p>実在しない… はず。</text:p>
          </table:table-cell>
          <table:table-cell/>
        </table:table-row>
        <table:table-row table:style-name="ro5">
          <table:table-cell office:value-type="string">
            <text:p>子供たちの間でうわさになっていた怪人。</text:p>
            <text:p>樣々な人物が銀玉仮面の仕業に見せかけて事件を起こそうとした。</text:p>
            <text:p>実在しない… はず。</text:p>
          </table:table-cell>
          <table:table-cell/>
        </table:table-row>
        <table:table-row table:style-name="ro5">
          <table:table-cell office:value-type="string">
            <text:p>子供たちの間でうわさになっていた怪人。</text:p>
            <text:p>樣々な人物が銀玉仮面の仕業に見せかけて事件を起こそうとした。</text:p>
            <text:p>実在しない… はず。</text:p>
          </table:table-cell>
          <table:table-cell/>
        </table:table-row>
        <table:table-row table:style-name="ro5">
          <table:table-cell office:value-type="string">
            <text:p>子供たちの間でうわさになっていた怪人。</text:p>
            <text:p>樣々な人物が銀玉仮面の仕業に見せかけて事件を起こそうとした。</text:p>
            <text:p>実在しない… はず。</text:p>
          </table:table-cell>
          <table:table-cell/>
        </table:table-row>
        <table:table-row table:style-name="ro2">
          <table:table-cell office:value-type="string">
            <text:p>銀玉会館にいる、口の悪い老パチプロ。</text:p>
            <text:p>パチプロ必殺技「着き流星群」を使う。</text:p>
          </table:table-cell>
          <table:table-cell/>
        </table:table-row>
        <table:table-row table:style-name="ro2">
          <table:table-cell office:value-type="string">
            <text:p>銀玉会館にいる、口の悪い老パチプロ。</text:p>
            <text:p>しかしその正体はパチンコ八賢人の一人。</text:p>
          </table:table-cell>
          <table:table-cell/>
        </table:table-row>
        <table:table-row table:style-name="ro2">
          <table:table-cell office:value-type="string">
            <text:p>銀玉会館にいる、口の悪い老パチプロ。</text:p>
            <text:p>しかしその正体はパチンコ八賢人の一人。</text:p>
          </table:table-cell>
          <table:table-cell/>
        </table:table-row>
        <table:table-row table:style-name="ro2">
          <table:table-cell office:value-type="string">
            <text:p>銀玉会館にいる、口の悪い老パチプロ。</text:p>
            <text:p>しかしその正体はパチンコ八賢人の一人。</text:p>
          </table:table-cell>
          <table:table-cell/>
        </table:table-row>
        <table:table-row table:style-name="ro2">
          <table:table-cell office:value-type="string">
            <text:p>銀玉会館にいる、口の悪い老パチプロ。</text:p>
            <text:p>しかしその正体はパチンコ八賢人の一人。</text:p>
          </table:table-cell>
          <table:table-cell/>
        </table:table-row>
        <table:table-row table:style-name="ro2">
          <table:table-cell office:value-type="string">
            <text:p>銀玉会館にいる、強面のパチプロ。</text:p>
            <text:p>パチプロ必殺技「惑わしの月」を使う。</text:p>
          </table:table-cell>
          <table:table-cell/>
        </table:table-row>
        <table:table-row table:style-name="ro2">
          <table:table-cell office:value-type="string">
            <text:p>銀玉会館にいる、強面のパチプロ。</text:p>
            <text:p>パチプロ必殺技「惑わしの月」を使う。</text:p>
          </table:table-cell>
          <table:table-cell/>
        </table:table-row>
        <table:table-row table:style-name="ro2">
          <table:table-cell office:value-type="string">
            <text:p>銀玉会館にいる、強面のパチプロ。</text:p>
            <text:p>パチプロ必殺技「惑わしの月」を使う。</text:p>
          </table:table-cell>
          <table:table-cell/>
        </table:table-row>
        <table:table-row table:style-name="ro2">
          <table:table-cell office:value-type="string">
            <text:p>銀玉会館にいる、強面のパチプロ。</text:p>
            <text:p>パチプロ必殺技「惑わしの月」を使う。</text:p>
          </table:table-cell>
          <table:table-cell/>
        </table:table-row>
        <table:table-row table:style-name="ro2">
          <table:table-cell office:value-type="string">
            <text:p>銀玉会館にいる、強面のパチプロ。</text:p>
            <text:p>パチプロ必殺技「惑わしの月」を使う。</text:p>
          </table:table-cell>
          <table:table-cell/>
        </table:table-row>
        <table:table-row table:style-name="ro2">
          <table:table-cell office:value-type="string">
            <text:p>ベリーラッキーにいる、いつもイライラしているパチプロ。</text:p>
            <text:p>パチプロ必殺技「開花の万力」を使う。</text:p>
          </table:table-cell>
          <table:table-cell/>
        </table:table-row>
        <table:table-row table:style-name="ro2">
          <table:table-cell office:value-type="string">
            <text:p>ベリーラッキーにいる、いつもイライラしているパチプロ。</text:p>
            <text:p>パチプロ必殺技「開花の万力」を使う。</text:p>
          </table:table-cell>
          <table:table-cell/>
        </table:table-row>
        <table:table-row table:style-name="ro2">
          <table:table-cell office:value-type="string">
            <text:p>ベリーラッキーにいる、いつもイライラしているパチプロ。</text:p>
            <text:p>パチプロ必殺技「開花の万力」を使う。</text:p>
          </table:table-cell>
          <table:table-cell/>
        </table:table-row>
        <table:table-row table:style-name="ro2">
          <table:table-cell office:value-type="string">
            <text:p>ベリーラッキーにいる、いつもイライラしているパチプロ。</text:p>
            <text:p>パチプロ必殺技「開花の万力」を使う。</text:p>
          </table:table-cell>
          <table:table-cell/>
        </table:table-row>
        <table:table-row table:style-name="ro2">
          <table:table-cell office:value-type="string">
            <text:p>ベリーラッキーにいる、いつもイライラしているパチプロ。</text:p>
            <text:p>パチプロ必殺技「開花の万力」を使う。</text:p>
          </table:table-cell>
          <table:table-cell/>
        </table:table-row>
        <table:table-row table:style-name="ro2">
          <table:table-cell office:value-type="string">
            <text:p>ベリーラッキーに出没する、女パチプロ。学生のころは相当のワルで、パチンコを打つと本性が出てしまう。</text:p>
            <text:p>パチプロ必殺技「燃える魂」を使う。</text:p>
          </table:table-cell>
          <table:table-cell/>
        </table:table-row>
        <table:table-row table:style-name="ro2">
          <table:table-cell office:value-type="string">
            <text:p>ベリーラッキーに出没する、女パチプロ。学生のころは相当のワルで、パチンコを打つと本性が出てしまう。</text:p>
            <text:p>パチプロ必殺技「燃える魂」を使う。</text:p>
          </table:table-cell>
          <table:table-cell/>
        </table:table-row>
        <table:table-row table:style-name="ro2">
          <table:table-cell office:value-type="string">
            <text:p>ベリーラッキーに出没する、女パチプロ。学生のころは相当のワルで、パチンコを打つと本性が出てしまう。</text:p>
            <text:p>パチプロ必殺技「燃える魂」を使う。</text:p>
          </table:table-cell>
          <table:table-cell/>
        </table:table-row>
        <table:table-row table:style-name="ro2">
          <table:table-cell office:value-type="string">
            <text:p>ベリーラッキーに出没する、女パチプロ。学生のころは相当のワルで、パチンコを打つと本性が出てしまう。</text:p>
            <text:p>パチプロ必殺技「燃える魂」を使う。</text:p>
          </table:table-cell>
          <table:table-cell/>
        </table:table-row>
        <table:table-row table:style-name="ro2">
          <table:table-cell office:value-type="string">
            <text:p>ベリーラッキーに出没する、女パチプロ。学生のころは相当のワルで、パチンコを打つと本性が出てしまう。</text:p>
            <text:p>パチプロ必殺技「燃える魂」を使う。</text:p>
          </table:table-cell>
          <table:table-cell/>
        </table:table-row>
        <table:table-row table:style-name="ro2">
          <table:table-cell office:value-type="string">
            <text:p>ベリーラッキーに出没する、ナースパチプロ。</text:p>
            <text:p>パチプロ必殺技「賢者の金庫」を使う。</text:p>
          </table:table-cell>
          <table:table-cell/>
        </table:table-row>
        <table:table-row table:style-name="ro2">
          <table:table-cell office:value-type="string">
            <text:p>ベリーラッキーに出没する、ナースパチプロ。</text:p>
            <text:p>パチプロ必殺技「賢者の金庫」を使う。</text:p>
          </table:table-cell>
          <table:table-cell/>
        </table:table-row>
        <table:table-row table:style-name="ro2">
          <table:table-cell office:value-type="string">
            <text:p>ベリーラッキーに出没する、ナースパチプロ。</text:p>
            <text:p>パチプロ必殺技「賢者の金庫」を使う。</text:p>
          </table:table-cell>
          <table:table-cell/>
        </table:table-row>
        <table:table-row table:style-name="ro2">
          <table:table-cell office:value-type="string">
            <text:p>ベリーラッキーに出没する、ナースパチプロ。</text:p>
            <text:p>パチプロ必殺技「賢者の金庫」を使う。</text:p>
          </table:table-cell>
          <table:table-cell/>
        </table:table-row>
        <table:table-row table:style-name="ro2">
          <table:table-cell office:value-type="string">
            <text:p>ベリーラッキーに出没する、ナースパチプロ。</text:p>
            <text:p>パチプロ必殺技「賢者の金庫」を使う。</text:p>
          </table:table-cell>
          <table:table-cell/>
        </table:table-row>
        <table:table-row table:style-name="ro2">
          <table:table-cell office:value-type="string">
            <text:p>シルバームーンに出入りしている、女好きのパチプロ。</text:p>
            <text:p>パチプロ必殺技「恵みの泉」を使う。</text:p>
          </table:table-cell>
          <table:table-cell/>
        </table:table-row>
        <table:table-row table:style-name="ro2">
          <table:table-cell office:value-type="string">
            <text:p>シルバームーンに出入りしている、女好きのパチプロ。</text:p>
            <text:p>パチプロ必殺技「恵みの泉」を使う。</text:p>
          </table:table-cell>
          <table:table-cell/>
        </table:table-row>
        <table:table-row table:style-name="ro2">
          <table:table-cell office:value-type="string">
            <text:p>シルバームーンに出入りしている、女好きのパチプロ。</text:p>
            <text:p>パチプロ必殺技「恵みの泉」を使う。</text:p>
          </table:table-cell>
          <table:table-cell/>
        </table:table-row>
        <table:table-row table:style-name="ro2">
          <table:table-cell office:value-type="string">
            <text:p>シルバームーンに出入りしている、女好きのパチプロ。</text:p>
            <text:p>パチプロ必殺技「恵みの泉」を使う。</text:p>
          </table:table-cell>
          <table:table-cell/>
        </table:table-row>
        <table:table-row table:style-name="ro2">
          <table:table-cell office:value-type="string">
            <text:p>シルバームーンに出入りしている、女好きのパチプロ。</text:p>
            <text:p>パチプロ必殺技「恵みの泉」を使う。</text:p>
          </table:table-cell>
          <table:table-cell/>
        </table:table-row>
        <table:table-row table:style-name="ro2">
          <table:table-cell office:value-type="string">
            <text:p>シルバームーンに出没する、パチプロの中のパチプロ。</text:p>
            <text:p>パチプロ必殺技「皇帝の心眼」を使う。</text:p>
          </table:table-cell>
          <table:table-cell/>
        </table:table-row>
        <table:table-row table:style-name="ro2">
          <table:table-cell office:value-type="string">
            <text:p>シルバームーンに出没する、パチプロの中のパチプロ。</text:p>
            <text:p>パチプロ必殺技「皇帝の心眼」を使う。</text:p>
          </table:table-cell>
          <table:table-cell/>
        </table:table-row>
        <table:table-row table:style-name="ro2">
          <table:table-cell office:value-type="string">
            <text:p>シルバームーンに出没する、パチプロの中のパチプロ。</text:p>
            <text:p>パチプロ必殺技「皇帝の心眼」を使う。</text:p>
          </table:table-cell>
          <table:table-cell/>
        </table:table-row>
        <table:table-row table:style-name="ro2">
          <table:table-cell office:value-type="string">
            <text:p>シルバームーンに出没する、パチプロの中のパチプロ。</text:p>
            <text:p>パチプロ必殺技「皇帝の心眼」を使う。</text:p>
          </table:table-cell>
          <table:table-cell/>
        </table:table-row>
        <table:table-row table:style-name="ro2">
          <table:table-cell office:value-type="string">
            <text:p>シルバームーンに出没する、パチプロの中のパチプロ。</text:p>
            <text:p>パチプロ必殺技「皇帝の心眼」を使う。</text:p>
          </table:table-cell>
          <table:table-cell/>
        </table:table-row>
        <table:table-row table:style-name="ro2">
          <table:table-cell office:value-type="string">
            <text:p>極悪非道のパチプロ。</text:p>
            <text:p>パチプロ必殺技「四人の騎士」を使う。</text:p>
          </table:table-cell>
          <table:table-cell/>
        </table:table-row>
        <table:table-row table:style-name="ro2">
          <table:table-cell office:value-type="string">
            <text:p>極悪非道のパチプロ。</text:p>
            <text:p>パチプロ必殺技「四人の騎士」を使う。</text:p>
          </table:table-cell>
          <table:table-cell/>
        </table:table-row>
        <table:table-row table:style-name="ro2">
          <table:table-cell office:value-type="string">
            <text:p>極悪非道のパチプロ。</text:p>
            <text:p>パチプロ必殺技「四人の騎士」を使う。</text:p>
          </table:table-cell>
          <table:table-cell/>
        </table:table-row>
        <table:table-row table:style-name="ro2">
          <table:table-cell office:value-type="string">
            <text:p>極悪非道のパチプロ。</text:p>
            <text:p>パチプロ必殺技「四人の騎士」を使う。</text:p>
          </table:table-cell>
          <table:table-cell/>
        </table:table-row>
        <table:table-row table:style-name="ro2">
          <table:table-cell office:value-type="string">
            <text:p>極悪非道のパチプロ。</text:p>
            <text:p>パチプロ必殺技「四人の騎士」を使う。</text:p>
          </table:table-cell>
          <table:table-cell/>
        </table:table-row>
        <table:table-row table:style-name="ro1">
          <table:table-cell office:value-type="string">
            <text:p>パチパラ町の住人たち</text:p>
          </table:table-cell>
          <table:table-cell/>
        </table:table-row>
        <table:table-row table:style-name="ro1">
          <table:table-cell office:value-type="string">
            <text:p>パチパラ町の住人たち</text:p>
          </table:table-cell>
          <table:table-cell/>
        </table:table-row>
        <table:table-row table:style-name="ro1">
          <table:table-cell office:value-type="string">
            <text:p>パチパラ町の住人たち</text:p>
          </table:table-cell>
          <table:table-cell/>
        </table:table-row>
        <table:table-row table:style-name="ro1">
          <table:table-cell office:value-type="string">
            <text:p>パチパラ町の住人たち</text:p>
          </table:table-cell>
          <table:table-cell/>
        </table:table-row>
        <table:table-row table:style-name="ro1">
          <table:table-cell office:value-type="string">
            <text:p>パチパラ町の住人たち</text:p>
          </table:table-cell>
          <table:table-cell/>
        </table:table-row>
        <table:table-row table:style-name="ro11">
          <table:table-cell office:value-type="string">
            <text:p>$pは紀子を銀玉会館で発見した</text:p>
          </table:table-cell>
          <table:table-cell/>
        </table:table-row>
        <table:table-row table:style-name="ro2">
          <table:table-cell office:value-type="string">
            <text:p>$pは紀子を銀玉会館で発見した</text:p>
            <text:p>$pと紀子は知り合い</text:p>
          </table:table-cell>
          <table:table-cell/>
        </table:table-row>
        <table:table-row table:style-name="ro11">
          <table:table-cell office:value-type="string">
            <text:p>$pと紀子は親密な関係</text:p>
          </table:table-cell>
          <table:table-cell/>
        </table:table-row>
        <table:table-row table:style-name="ro11">
          <table:table-cell office:value-type="string">
            <text:p>$pと紀子は親密な関係</text:p>
          </table:table-cell>
          <table:table-cell/>
        </table:table-row>
        <table:table-row table:style-name="ro11">
          <table:table-cell office:value-type="string">
            <text:p>$pと紀子は親密な関係</text:p>
          </table:table-cell>
          <table:table-cell/>
        </table:table-row>
        <table:table-row table:style-name="ro11">
          <table:table-cell office:value-type="string">
            <text:p>片山は$puを逮捕した。</text:p>
          </table:table-cell>
          <table:table-cell/>
        </table:table-row>
        <table:table-row table:style-name="ro2">
          <table:table-cell office:value-type="string">
            <text:p>片山は$puを逮捕した</text:p>
            <text:p>$pと片山は知り合い</text:p>
          </table:table-cell>
          <table:table-cell/>
        </table:table-row>
        <table:table-row table:style-name="ro11">
          <table:table-cell office:value-type="string">
            <text:p>$pと片山は親密な関係</text:p>
          </table:table-cell>
          <table:table-cell/>
        </table:table-row>
        <table:table-row table:style-name="ro11">
          <table:table-cell office:value-type="string">
            <text:p>$pと片山は親密な関係</text:p>
          </table:table-cell>
          <table:table-cell/>
        </table:table-row>
        <table:table-row table:style-name="ro11">
          <table:table-cell office:value-type="string">
            <text:p>$pと片山は親密な関係</text:p>
          </table:table-cell>
          <table:table-cell/>
        </table:table-row>
        <table:table-row table:style-name="ro1">
          <table:table-cell office:value-type="string">
            <text:p>三上は本庁の警部、片山は所轄の巡査</text:p>
          </table:table-cell>
          <table:table-cell/>
        </table:table-row>
        <table:table-row table:style-name="ro1">
          <table:table-cell office:value-type="string">
            <text:p>三上は本庁の警部、片山は所轄の巡査</text:p>
          </table:table-cell>
          <table:table-cell/>
        </table:table-row>
        <table:table-row table:style-name="ro1">
          <table:table-cell office:value-type="string">
            <text:p>三上は本庁の警部、片山は所轄の巡査</text:p>
          </table:table-cell>
          <table:table-cell/>
        </table:table-row>
        <table:table-row table:style-name="ro1">
          <table:table-cell office:value-type="string">
            <text:p>三上は本庁の警部、片山は所轄の巡査</text:p>
          </table:table-cell>
          <table:table-cell/>
        </table:table-row>
        <table:table-row table:style-name="ro1">
          <table:table-cell office:value-type="string">
            <text:p>三上は本庁の警部、片山は所轄の巡査</text:p>
          </table:table-cell>
          <table:table-cell/>
        </table:table-row>
        <table:table-row table:style-name="ro11">
          <table:table-cell office:value-type="string">
            <text:p>$pは春子に通報された</text:p>
          </table:table-cell>
          <table:table-cell/>
        </table:table-row>
        <table:table-row table:style-name="ro2">
          <table:table-cell office:value-type="string">
            <text:p>$pは春子に通報された</text:p>
            <text:p>$pと春子は知り合い</text:p>
          </table:table-cell>
          <table:table-cell/>
        </table:table-row>
        <table:table-row table:style-name="ro2">
          <table:table-cell office:value-type="string">
            <text:p>$pは春子に通報された</text:p>
            <text:p>$pと春子は知り合い</text:p>
          </table:table-cell>
          <table:table-cell/>
        </table:table-row>
        <table:table-row table:style-name="ro2">
          <table:table-cell office:value-type="string">
            <text:p>$pは春子に通報された</text:p>
            <text:p>$pと春子は知り合い</text:p>
          </table:table-cell>
          <table:table-cell/>
        </table:table-row>
        <table:table-row table:style-name="ro2">
          <table:table-cell office:value-type="string">
            <text:p>$pは春子に通報された</text:p>
            <text:p>$pと春子は知り合い</text:p>
          </table:table-cell>
          <table:table-cell/>
        </table:table-row>
        <table:table-row table:style-name="ro11">
          <table:table-cell office:value-type="string">
            <text:p>$pはミヨの証言で助かった</text:p>
          </table:table-cell>
          <table:table-cell/>
        </table:table-row>
        <table:table-row table:style-name="ro11">
          <table:table-cell office:value-type="string">
            <text:p>$pはミヨの証言で助かった</text:p>
          </table:table-cell>
          <table:table-cell/>
        </table:table-row>
        <table:table-row table:style-name="ro11">
          <table:table-cell office:value-type="string">
            <text:p>$pはミヨの証言で助かった</text:p>
          </table:table-cell>
          <table:table-cell/>
        </table:table-row>
        <table:table-row table:style-name="ro11">
          <table:table-cell office:value-type="string">
            <text:p>$pはミヨの証言で助かった</text:p>
          </table:table-cell>
          <table:table-cell/>
        </table:table-row>
        <table:table-row table:style-name="ro11">
          <table:table-cell office:value-type="string">
            <text:p>$pはミヨの証言で助かった</text:p>
          </table:table-cell>
          <table:table-cell/>
        </table:table-row>
        <table:table-row table:style-name="ro1">
          <table:table-cell office:value-type="string">
            <text:p>井原と春子は協力していた</text:p>
          </table:table-cell>
          <table:table-cell/>
        </table:table-row>
        <table:table-row table:style-name="ro1">
          <table:table-cell office:value-type="string">
            <text:p>井原と春子は協力していた</text:p>
          </table:table-cell>
          <table:table-cell/>
        </table:table-row>
        <table:table-row table:style-name="ro1">
          <table:table-cell office:value-type="string">
            <text:p>井原と春子は協力していた</text:p>
          </table:table-cell>
          <table:table-cell/>
        </table:table-row>
        <table:table-row table:style-name="ro1">
          <table:table-cell office:value-type="string">
            <text:p>井原と春子は協力していた</text:p>
          </table:table-cell>
          <table:table-cell/>
        </table:table-row>
        <table:table-row table:style-name="ro1">
          <table:table-cell office:value-type="string">
            <text:p>井原と春子は協力していた</text:p>
          </table:table-cell>
          <table:table-cell/>
        </table:table-row>
        <table:table-row table:style-name="ro1">
          <table:table-cell office:value-type="string">
            <text:p>井原と串カツ屋は実行犯同士</text:p>
          </table:table-cell>
          <table:table-cell/>
        </table:table-row>
        <table:table-row table:style-name="ro1">
          <table:table-cell office:value-type="string">
            <text:p>井原と串カツ屋は実行犯同士</text:p>
          </table:table-cell>
          <table:table-cell/>
        </table:table-row>
        <table:table-row table:style-name="ro1">
          <table:table-cell office:value-type="string">
            <text:p>井原と串カツ屋は実行犯同士</text:p>
          </table:table-cell>
          <table:table-cell/>
        </table:table-row>
        <table:table-row table:style-name="ro1">
          <table:table-cell office:value-type="string">
            <text:p>井原と串カツ屋は実行犯同士</text:p>
          </table:table-cell>
          <table:table-cell/>
        </table:table-row>
        <table:table-row table:style-name="ro1">
          <table:table-cell office:value-type="string">
            <text:p>井原と串カツ屋は実行犯同士</text:p>
          </table:table-cell>
          <table:table-cell/>
        </table:table-row>
        <table:table-row table:style-name="ro1">
          <table:table-cell office:value-type="string">
            <text:p>串カツ屋は柳田を殺害した</text:p>
          </table:table-cell>
          <table:table-cell/>
        </table:table-row>
        <table:table-row table:style-name="ro1">
          <table:table-cell office:value-type="string">
            <text:p>串カツ屋は柳田を殺害した</text:p>
          </table:table-cell>
          <table:table-cell/>
        </table:table-row>
        <table:table-row table:style-name="ro1">
          <table:table-cell office:value-type="string">
            <text:p>串カツ屋は柳田を殺害した</text:p>
          </table:table-cell>
          <table:table-cell/>
        </table:table-row>
        <table:table-row table:style-name="ro1">
          <table:table-cell office:value-type="string">
            <text:p>串カツ屋は柳田を殺害した</text:p>
          </table:table-cell>
          <table:table-cell/>
        </table:table-row>
        <table:table-row table:style-name="ro1">
          <table:table-cell office:value-type="string">
            <text:p>串カツ屋は柳田を殺害した</text:p>
          </table:table-cell>
          <table:table-cell/>
        </table:table-row>
        <table:table-row table:style-name="ro11">
          <table:table-cell office:value-type="string">
            <text:p>$pはゆきに殺人犯だと思われている</text:p>
          </table:table-cell>
          <table:table-cell/>
        </table:table-row>
        <table:table-row table:style-name="ro2">
          <table:table-cell office:value-type="string">
            <text:p>$pはゆきに殺人犯だと思われていた</text:p>
            <text:p>$pとゆきは知り合い</text:p>
          </table:table-cell>
          <table:table-cell/>
        </table:table-row>
        <table:table-row table:style-name="ro11">
          <table:table-cell office:value-type="string">
            <text:p>$pとゆきは親密な関係</text:p>
          </table:table-cell>
          <table:table-cell/>
        </table:table-row>
        <table:table-row table:style-name="ro11">
          <table:table-cell office:value-type="string">
            <text:p>$pとゆきは親密な関係</text:p>
          </table:table-cell>
          <table:table-cell/>
        </table:table-row>
        <table:table-row table:style-name="ro11">
          <table:table-cell office:value-type="string">
            <text:p>$pとゆきは親密な関係</text:p>
          </table:table-cell>
          <table:table-cell/>
        </table:table-row>
        <table:table-row table:style-name="ro11">
          <table:table-cell office:value-type="string">
            <text:p>$pは柳田に聞き込みをした</text:p>
          </table:table-cell>
          <table:table-cell/>
        </table:table-row>
        <table:table-row table:style-name="ro11">
          <table:table-cell office:value-type="string">
            <text:p>$pの隣の部屋に柳田は住んでいた</text:p>
          </table:table-cell>
          <table:table-cell/>
        </table:table-row>
        <table:table-row table:style-name="ro11">
          <table:table-cell office:value-type="string">
            <text:p>$pは柳田が他殺だと考えている</text:p>
          </table:table-cell>
          <table:table-cell/>
        </table:table-row>
        <table:table-row table:style-name="ro11">
          <table:table-cell office:value-type="string">
            <text:p>$pは柳田が自殺だと考えている</text:p>
          </table:table-cell>
          <table:table-cell/>
        </table:table-row>
        <table:table-row table:style-name="ro11">
          <table:table-cell office:value-type="string">
            <text:p>$pの隣の部屋に柳田は住んでいた</text:p>
          </table:table-cell>
          <table:table-cell/>
        </table:table-row>
        <table:table-row table:style-name="ro11">
          <table:table-cell office:value-type="string">
            <text:p>$pの隣の部屋に静香は住んでいる</text:p>
          </table:table-cell>
          <table:table-cell/>
        </table:table-row>
        <table:table-row table:style-name="ro11">
          <table:table-cell office:value-type="string">
            <text:p>$pは静香が殺されているのを発見した</text:p>
          </table:table-cell>
          <table:table-cell/>
        </table:table-row>
        <table:table-row table:style-name="ro11">
          <table:table-cell office:value-type="string">
            <text:p>$pは静香が殺されているのを発見した</text:p>
          </table:table-cell>
          <table:table-cell/>
        </table:table-row>
        <table:table-row table:style-name="ro11">
          <table:table-cell office:value-type="string">
            <text:p>$pは静香が殺されているのを発見した</text:p>
          </table:table-cell>
          <table:table-cell/>
        </table:table-row>
        <table:table-row table:style-name="ro11">
          <table:table-cell office:value-type="string">
            <text:p>$pは静香が殺されているのを発見した</text:p>
          </table:table-cell>
          <table:table-cell/>
        </table:table-row>
        <table:table-row table:style-name="ro11">
          <table:table-cell office:value-type="string">
            <text:p>$pは榎本の店に入ったことがある</text:p>
          </table:table-cell>
          <table:table-cell/>
        </table:table-row>
        <table:table-row table:style-name="ro11">
          <table:table-cell office:value-type="string">
            <text:p>$pは榎本が静香の部屋から出てくるのを目擊した</text:p>
          </table:table-cell>
          <table:table-cell/>
        </table:table-row>
        <table:table-row table:style-name="ro11">
          <table:table-cell office:value-type="string">
            <text:p>$pは榎本が静香の部屋から出てくるのを目擊した</text:p>
          </table:table-cell>
          <table:table-cell/>
        </table:table-row>
        <table:table-row table:style-name="ro11">
          <table:table-cell office:value-type="string">
            <text:p>$pは榎本が静香の部屋から出てくるのを目擊した</text:p>
          </table:table-cell>
          <table:table-cell/>
        </table:table-row>
        <table:table-row table:style-name="ro11">
          <table:table-cell office:value-type="string">
            <text:p>$pは榎本が静香の部屋から出てくるのを目擊した</text:p>
          </table:table-cell>
          <table:table-cell/>
        </table:table-row>
        <table:table-row table:style-name="ro1">
          <table:table-cell office:value-type="string">
            <text:p>黒崎と柳田は親友</text:p>
          </table:table-cell>
          <table:table-cell/>
        </table:table-row>
        <table:table-row table:style-name="ro1">
          <table:table-cell office:value-type="string">
            <text:p>黒崎と柳田は親友</text:p>
          </table:table-cell>
          <table:table-cell/>
        </table:table-row>
        <table:table-row table:style-name="ro1">
          <table:table-cell office:value-type="string">
            <text:p>黒崎と柳田は親友</text:p>
          </table:table-cell>
          <table:table-cell/>
        </table:table-row>
        <table:table-row table:style-name="ro1">
          <table:table-cell office:value-type="string">
            <text:p>黒崎と柳田は親友</text:p>
          </table:table-cell>
          <table:table-cell/>
        </table:table-row>
        <table:table-row table:style-name="ro1">
          <table:table-cell office:value-type="string">
            <text:p>黒崎と柳田は親友</text:p>
          </table:table-cell>
          <table:table-cell/>
        </table:table-row>
        <table:table-row table:style-name="ro1">
          <table:table-cell office:value-type="string">
            <text:p>黒崎とゆきはベリーラッキーの同僚</text:p>
          </table:table-cell>
          <table:table-cell/>
        </table:table-row>
        <table:table-row table:style-name="ro1">
          <table:table-cell office:value-type="string">
            <text:p>黒崎とゆきはベリーラッキーの同僚</text:p>
          </table:table-cell>
          <table:table-cell/>
        </table:table-row>
        <table:table-row table:style-name="ro1">
          <table:table-cell office:value-type="string">
            <text:p>黒崎とゆきはベリーラッキーの同僚</text:p>
          </table:table-cell>
          <table:table-cell/>
        </table:table-row>
        <table:table-row table:style-name="ro1">
          <table:table-cell office:value-type="string">
            <text:p>黒崎とゆきはベリーラッキーの同僚</text:p>
          </table:table-cell>
          <table:table-cell/>
        </table:table-row>
        <table:table-row table:style-name="ro1">
          <table:table-cell office:value-type="string">
            <text:p>黒崎とゆきはベリーラッキーの同僚</text:p>
          </table:table-cell>
          <table:table-cell/>
        </table:table-row>
        <table:table-row table:style-name="ro1">
          <table:table-cell office:value-type="string">
            <text:p>黒崎と沙織はベリーラッキーの同僚</text:p>
          </table:table-cell>
          <table:table-cell/>
        </table:table-row>
        <table:table-row table:style-name="ro1">
          <table:table-cell office:value-type="string">
            <text:p>黒崎と沙織はベリーラッキーの同僚</text:p>
          </table:table-cell>
          <table:table-cell/>
        </table:table-row>
        <table:table-row table:style-name="ro1">
          <table:table-cell office:value-type="string">
            <text:p>黒崎と沙織はベリーラッキーの同僚</text:p>
          </table:table-cell>
          <table:table-cell/>
        </table:table-row>
        <table:table-row table:style-name="ro1">
          <table:table-cell office:value-type="string">
            <text:p>黒崎と沙織はベリーラッキーの同僚</text:p>
          </table:table-cell>
          <table:table-cell/>
        </table:table-row>
        <table:table-row table:style-name="ro1">
          <table:table-cell office:value-type="string">
            <text:p>黒崎と沙織はベリーラッキーの同僚</text:p>
          </table:table-cell>
          <table:table-cell/>
        </table:table-row>
        <table:table-row table:style-name="ro1">
          <table:table-cell office:value-type="string">
            <text:p>柳田は沙織のことを愛しく思っていた</text:p>
          </table:table-cell>
          <table:table-cell/>
        </table:table-row>
        <table:table-row table:style-name="ro1">
          <table:table-cell office:value-type="string">
            <text:p>柳田と沙織は互いに思いを寄せていた</text:p>
          </table:table-cell>
          <table:table-cell/>
        </table:table-row>
        <table:table-row table:style-name="ro1">
          <table:table-cell office:value-type="string">
            <text:p>柳田と沙織は互いに思いを寄せていた</text:p>
          </table:table-cell>
          <table:table-cell/>
        </table:table-row>
        <table:table-row table:style-name="ro1">
          <table:table-cell office:value-type="string">
            <text:p>柳田と沙織は互いに思いを寄せていた</text:p>
          </table:table-cell>
          <table:table-cell/>
        </table:table-row>
        <table:table-row table:style-name="ro1">
          <table:table-cell office:value-type="string">
            <text:p>柳田と沙織は互いに思いを寄せていた</text:p>
          </table:table-cell>
          <table:table-cell/>
        </table:table-row>
        <table:table-row table:style-name="ro1">
          <table:table-cell office:value-type="string">
            <text:p>静香は柳田に言い寄っていた</text:p>
          </table:table-cell>
          <table:table-cell/>
        </table:table-row>
        <table:table-row table:style-name="ro1">
          <table:table-cell office:value-type="string">
            <text:p>静香は柳田に言い寄っていた</text:p>
          </table:table-cell>
          <table:table-cell/>
        </table:table-row>
        <table:table-row table:style-name="ro1">
          <table:table-cell office:value-type="string">
            <text:p>静香は柳田に言い寄っていた</text:p>
          </table:table-cell>
          <table:table-cell/>
        </table:table-row>
        <table:table-row table:style-name="ro1">
          <table:table-cell office:value-type="string">
            <text:p>静香は柳田に言い寄っていた</text:p>
          </table:table-cell>
          <table:table-cell/>
        </table:table-row>
        <table:table-row table:style-name="ro1">
          <table:table-cell office:value-type="string">
            <text:p>静香は柳田に言い寄っていた</text:p>
          </table:table-cell>
          <table:table-cell/>
        </table:table-row>
        <table:table-row table:style-name="ro1">
          <table:table-cell office:value-type="string">
            <text:p>榎本は静香のアパートに通っていた</text:p>
          </table:table-cell>
          <table:table-cell/>
        </table:table-row>
        <table:table-row table:style-name="ro1">
          <table:table-cell office:value-type="string">
            <text:p>榎本は静香のアパートで花札をしていた</text:p>
          </table:table-cell>
          <table:table-cell/>
        </table:table-row>
        <table:table-row table:style-name="ro1">
          <table:table-cell office:value-type="string">
            <text:p>榎本は静香のアパートで花札をしていた</text:p>
          </table:table-cell>
          <table:table-cell/>
        </table:table-row>
        <table:table-row table:style-name="ro1">
          <table:table-cell office:value-type="string">
            <text:p>榎本は静香のアパートで花札をしていた</text:p>
          </table:table-cell>
          <table:table-cell/>
        </table:table-row>
        <table:table-row table:style-name="ro1">
          <table:table-cell office:value-type="string">
            <text:p>榎本は静香のアパートで花札をしていた</text:p>
          </table:table-cell>
          <table:table-cell/>
        </table:table-row>
        <table:table-row table:style-name="ro1">
          <table:table-cell office:value-type="string">
            <text:p>直美と静香は親しかった</text:p>
          </table:table-cell>
          <table:table-cell/>
        </table:table-row>
        <table:table-row table:style-name="ro1">
          <table:table-cell office:value-type="string">
            <text:p>直美と静香は同じパチパラ町出身</text:p>
          </table:table-cell>
          <table:table-cell/>
        </table:table-row>
        <table:table-row table:style-name="ro1">
          <table:table-cell office:value-type="string">
            <text:p>直美と静香は同じパチパラ町出身</text:p>
          </table:table-cell>
          <table:table-cell/>
        </table:table-row>
        <table:table-row table:style-name="ro1">
          <table:table-cell office:value-type="string">
            <text:p>直美と静香は同じパチパラ町出身</text:p>
          </table:table-cell>
          <table:table-cell/>
        </table:table-row>
        <table:table-row table:style-name="ro1">
          <table:table-cell office:value-type="string">
            <text:p>直美と静香は同じパチパラ町出身</text:p>
          </table:table-cell>
          <table:table-cell/>
        </table:table-row>
        <table:table-row table:style-name="ro11">
          <table:table-cell office:value-type="string">
            <text:p>$pと綾は知り合い</text:p>
          </table:table-cell>
          <table:table-cell/>
        </table:table-row>
        <table:table-row table:style-name="ro11">
          <table:table-cell office:value-type="string">
            <text:p>綾は$pのことを好敵手だと思っている</text:p>
          </table:table-cell>
          <table:table-cell/>
        </table:table-row>
        <table:table-row table:style-name="ro11">
          <table:table-cell office:value-type="string">
            <text:p>$pと綾は親密な関係</text:p>
          </table:table-cell>
          <table:table-cell/>
        </table:table-row>
        <table:table-row table:style-name="ro11">
          <table:table-cell office:value-type="string">
            <text:p>$pと綾は親密な関係</text:p>
          </table:table-cell>
          <table:table-cell/>
        </table:table-row>
        <table:table-row table:style-name="ro11">
          <table:table-cell office:value-type="string">
            <text:p>$pと綾は親密な関係</text:p>
          </table:table-cell>
          <table:table-cell/>
        </table:table-row>
        <table:table-row table:style-name="ro11">
          <table:table-cell office:value-type="string">
            <text:p>$pと朝倉は知り合い</text:p>
          </table:table-cell>
          <table:table-cell/>
        </table:table-row>
        <table:table-row table:style-name="ro11">
          <table:table-cell office:value-type="string">
            <text:p>$pと朝倉は親密な関係</text:p>
          </table:table-cell>
          <table:table-cell/>
        </table:table-row>
        <table:table-row table:style-name="ro11">
          <table:table-cell office:value-type="string">
            <text:p>$pと朝倉は親密な関係</text:p>
          </table:table-cell>
          <table:table-cell/>
        </table:table-row>
        <table:table-row table:style-name="ro11">
          <table:table-cell office:value-type="string">
            <text:p>$pと朝倉は親密な関係</text:p>
          </table:table-cell>
          <table:table-cell/>
        </table:table-row>
        <table:table-row table:style-name="ro11">
          <table:table-cell office:value-type="string">
            <text:p>$pと朝倉は親密な関係</text:p>
          </table:table-cell>
          <table:table-cell/>
        </table:table-row>
        <table:table-row table:style-name="ro1">
          <table:table-cell office:value-type="string">
            <text:p>榎本は岩田に追われている</text:p>
          </table:table-cell>
          <table:table-cell/>
        </table:table-row>
        <table:table-row table:style-name="ro1">
          <table:table-cell office:value-type="string">
            <text:p>榎本は岩田に殺された</text:p>
          </table:table-cell>
          <table:table-cell/>
        </table:table-row>
        <table:table-row table:style-name="ro1">
          <table:table-cell office:value-type="string">
            <text:p>榎本は岩田に殺された</text:p>
          </table:table-cell>
          <table:table-cell/>
        </table:table-row>
        <table:table-row table:style-name="ro1">
          <table:table-cell office:value-type="string">
            <text:p>榎本は岩田に殺された</text:p>
          </table:table-cell>
          <table:table-cell/>
        </table:table-row>
        <table:table-row table:style-name="ro1">
          <table:table-cell office:value-type="string">
            <text:p>榎本は岩田に殺された</text:p>
          </table:table-cell>
          <table:table-cell/>
        </table:table-row>
        <table:table-row table:style-name="ro1">
          <table:table-cell office:value-type="string">
            <text:p>静香は岩田の手下</text:p>
          </table:table-cell>
          <table:table-cell/>
        </table:table-row>
        <table:table-row table:style-name="ro1">
          <table:table-cell office:value-type="string">
            <text:p>静香は岩田に殺された</text:p>
          </table:table-cell>
          <table:table-cell/>
        </table:table-row>
        <table:table-row table:style-name="ro2">
          <table:table-cell office:value-type="string">
            <text:p>静香は岩田に殺された</text:p>
            <text:p>静香は岩田を裏切っていた</text:p>
          </table:table-cell>
          <table:table-cell/>
        </table:table-row>
        <table:table-row table:style-name="ro2">
          <table:table-cell office:value-type="string">
            <text:p>静香は岩田に殺された</text:p>
            <text:p>静香は岩田を裏切っていた</text:p>
          </table:table-cell>
          <table:table-cell/>
        </table:table-row>
        <table:table-row table:style-name="ro2">
          <table:table-cell office:value-type="string">
            <text:p>静香は岩田に殺された</text:p>
            <text:p>静香は岩田を裏切っていた</text:p>
          </table:table-cell>
          <table:table-cell/>
        </table:table-row>
        <table:table-row table:style-name="ro1">
          <table:table-cell office:value-type="string">
            <text:p>シルバームーンの支配人は岩田を疎んでいる</text:p>
          </table:table-cell>
          <table:table-cell/>
        </table:table-row>
        <table:table-row table:style-name="ro1">
          <table:table-cell office:value-type="string">
            <text:p>シルバームーンの支配人は岩田を疎んでいる</text:p>
          </table:table-cell>
          <table:table-cell/>
        </table:table-row>
        <table:table-row table:style-name="ro1">
          <table:table-cell office:value-type="string">
            <text:p>シルバームーンの支配人は岩田を疎んでいる</text:p>
          </table:table-cell>
          <table:table-cell/>
        </table:table-row>
        <table:table-row table:style-name="ro1">
          <table:table-cell office:value-type="string">
            <text:p>シルバームーンの支配人は岩田を疎んでいる</text:p>
          </table:table-cell>
          <table:table-cell/>
        </table:table-row>
        <table:table-row table:style-name="ro1">
          <table:table-cell office:value-type="string">
            <text:p>シルバームーンの支配人は岩田を疎んでいる</text:p>
          </table:table-cell>
          <table:table-cell/>
        </table:table-row>
        <table:table-row table:style-name="ro1">
          <table:table-cell office:value-type="string">
            <text:p>綾は支配人の部下</text:p>
          </table:table-cell>
          <table:table-cell/>
        </table:table-row>
        <table:table-row table:style-name="ro1">
          <table:table-cell office:value-type="string">
            <text:p>綾は支配人の部下</text:p>
          </table:table-cell>
          <table:table-cell/>
        </table:table-row>
        <table:table-row table:style-name="ro1">
          <table:table-cell office:value-type="string">
            <text:p>綾は支配人の部下</text:p>
          </table:table-cell>
          <table:table-cell/>
        </table:table-row>
        <table:table-row table:style-name="ro1">
          <table:table-cell office:value-type="string">
            <text:p>綾は支配人の部下</text:p>
          </table:table-cell>
          <table:table-cell/>
        </table:table-row>
        <table:table-row table:style-name="ro1">
          <table:table-cell office:value-type="string">
            <text:p>綾は支配人の部下</text:p>
          </table:table-cell>
          <table:table-cell/>
        </table:table-row>
        <table:table-row table:style-name="ro1">
          <table:table-cell office:value-type="string">
            <text:p>岩田と渡会は同一人物</text:p>
          </table:table-cell>
          <table:table-cell/>
        </table:table-row>
        <table:table-row table:style-name="ro1">
          <table:table-cell office:value-type="string">
            <text:p>岩田と渡会は同一人物</text:p>
          </table:table-cell>
          <table:table-cell/>
        </table:table-row>
        <table:table-row table:style-name="ro1">
          <table:table-cell office:value-type="string">
            <text:p>岩田と渡会は同一人物</text:p>
          </table:table-cell>
          <table:table-cell/>
        </table:table-row>
        <table:table-row table:style-name="ro1">
          <table:table-cell office:value-type="string">
            <text:p>岩田と渡会は同一人物</text:p>
          </table:table-cell>
          <table:table-cell/>
        </table:table-row>
        <table:table-row table:style-name="ro1">
          <table:table-cell office:value-type="string">
            <text:p>岩田と渡会は同一人物</text:p>
          </table:table-cell>
          <table:table-cell/>
        </table:table-row>
        <table:table-row table:style-name="ro1">
          <table:table-cell office:value-type="string">
            <text:p>岩田はパチパラ町の住人を無理やり立ち退かせようとしていた</text:p>
          </table:table-cell>
          <table:table-cell/>
        </table:table-row>
        <table:table-row table:style-name="ro1">
          <table:table-cell office:value-type="string">
            <text:p>岩田はパチパラ町の住人に殺された</text:p>
          </table:table-cell>
          <table:table-cell/>
        </table:table-row>
        <table:table-row table:style-name="ro1">
          <table:table-cell office:value-type="string">
            <text:p>岩田はパチパラ町の住人に殺された</text:p>
          </table:table-cell>
          <table:table-cell/>
        </table:table-row>
        <table:table-row table:style-name="ro1">
          <table:table-cell office:value-type="string">
            <text:p>岩田はパチパラ町の住人に殺された</text:p>
          </table:table-cell>
          <table:table-cell/>
        </table:table-row>
        <table:table-row table:style-name="ro1">
          <table:table-cell office:value-type="string">
            <text:p>岩田はパチパラ町の住人に殺された</text:p>
          </table:table-cell>
          <table:table-cell/>
        </table:table-row>
        <table:table-row table:style-name="ro1">
          <table:table-cell office:value-type="string">
            <text:p>新川は岩田の手下</text:p>
          </table:table-cell>
          <table:table-cell/>
        </table:table-row>
        <table:table-row table:style-name="ro1">
          <table:table-cell office:value-type="string">
            <text:p>新川は岩田の手下</text:p>
          </table:table-cell>
          <table:table-cell/>
        </table:table-row>
        <table:table-row table:style-name="ro1">
          <table:table-cell office:value-type="string">
            <text:p>新川は岩田の手下</text:p>
          </table:table-cell>
          <table:table-cell/>
        </table:table-row>
        <table:table-row table:style-name="ro1">
          <table:table-cell office:value-type="string">
            <text:p>新川は岩田の手下</text:p>
          </table:table-cell>
          <table:table-cell/>
        </table:table-row>
        <table:table-row table:style-name="ro1">
          <table:table-cell office:value-type="string">
            <text:p>新川は岩田の手下</text:p>
          </table:table-cell>
          <table:table-cell/>
        </table:table-row>
        <table:table-row table:style-name="ro1">
          <table:table-cell office:value-type="string">
            <text:p>井原と早苗は知り合い</text:p>
          </table:table-cell>
          <table:table-cell/>
        </table:table-row>
        <table:table-row table:style-name="ro1">
          <table:table-cell office:value-type="string">
            <text:p>井原と早苗は知り合い</text:p>
          </table:table-cell>
          <table:table-cell/>
        </table:table-row>
        <table:table-row table:style-name="ro1">
          <table:table-cell office:value-type="string">
            <text:p>井原と早苗は知り合い</text:p>
          </table:table-cell>
          <table:table-cell/>
        </table:table-row>
        <table:table-row table:style-name="ro1">
          <table:table-cell office:value-type="string">
            <text:p>井原と早苗は知り合い</text:p>
          </table:table-cell>
          <table:table-cell/>
        </table:table-row>
        <table:table-row table:style-name="ro1">
          <table:table-cell office:value-type="string">
            <text:p>井原と早苗は知り合い</text:p>
          </table:table-cell>
          <table:table-cell/>
        </table:table-row>
        <table:table-row table:style-name="ro1">
          <table:table-cell office:value-type="string">
            <text:p>早苗は紀子の担当医</text:p>
          </table:table-cell>
          <table:table-cell/>
        </table:table-row>
        <table:table-row table:style-name="ro1">
          <table:table-cell office:value-type="string">
            <text:p>早苗は紀子の担当医</text:p>
          </table:table-cell>
          <table:table-cell/>
        </table:table-row>
        <table:table-row table:style-name="ro1">
          <table:table-cell office:value-type="string">
            <text:p>早苗は紀子の担当医</text:p>
          </table:table-cell>
          <table:table-cell/>
        </table:table-row>
        <table:table-row table:style-name="ro1">
          <table:table-cell office:value-type="string">
            <text:p>早苗は紀子の担当医</text:p>
          </table:table-cell>
          <table:table-cell/>
        </table:table-row>
        <table:table-row table:style-name="ro1">
          <table:table-cell office:value-type="string">
            <text:p>早苗は紀子の担当医</text:p>
          </table:table-cell>
          <table:table-cell/>
        </table:table-row>
        <table:table-row table:style-name="ro1">
          <table:table-cell office:value-type="string">
            <text:p>ふたりは銀玉会館に倒れていた</text:p>
          </table:table-cell>
          <table:table-cell/>
        </table:table-row>
        <table:table-row table:style-name="ro1">
          <table:table-cell office:value-type="string">
            <text:p>ふたりは無関係</text:p>
          </table:table-cell>
          <table:table-cell/>
        </table:table-row>
        <table:table-row table:style-name="ro1">
          <table:table-cell office:value-type="string">
            <text:p>ふたりは無関係</text:p>
          </table:table-cell>
          <table:table-cell/>
        </table:table-row>
        <table:table-row table:style-name="ro1">
          <table:table-cell office:value-type="string">
            <text:p>ふたりは無関係</text:p>
          </table:table-cell>
          <table:table-cell/>
        </table:table-row>
        <table:table-row table:style-name="ro1">
          <table:table-cell office:value-type="string">
            <text:p>ふたりは無関係</text:p>
          </table:table-cell>
          <table:table-cell/>
        </table:table-row>
        <table:table-row table:style-name="ro1">
          <table:table-cell office:value-type="string">
            <text:p>新川はパチパラ町の住人を無理やり立ち退かせようとしていた</text:p>
          </table:table-cell>
          <table:table-cell/>
        </table:table-row>
        <table:table-row table:style-name="ro1">
          <table:table-cell office:value-type="string">
            <text:p>新川はパチパラ町の住人に殺された</text:p>
          </table:table-cell>
          <table:table-cell/>
        </table:table-row>
        <table:table-row table:style-name="ro1">
          <table:table-cell office:value-type="string">
            <text:p>新川はパチパラ町の住人に殺された</text:p>
          </table:table-cell>
          <table:table-cell/>
        </table:table-row>
        <table:table-row table:style-name="ro1">
          <table:table-cell office:value-type="string">
            <text:p>新川はパチパラ町の住人に殺された</text:p>
          </table:table-cell>
          <table:table-cell/>
        </table:table-row>
        <table:table-row table:style-name="ro1">
          <table:table-cell office:value-type="string">
            <text:p>新川はパチパラ町の住人に殺された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2:53.22</dc:date>
    <meta:generator>OpenOffice/4.1.14$Win32 OpenOffice.org_project/4114m1$Build-9811</meta:generator>
    <meta:editing-duration>PT1H17M17S</meta:editing-duration>
    <meta:editing-cycles>18</meta:editing-cycles>
    <meta:document-statistic meta:table-count="1" meta:cell-count="354" meta:object-count="0"/>
  </office:meta>
</office:document-meta>
</file>